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vsTagEntry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Entry.CvsTagEntry( final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Entry.CvsTagEntry( final String filename , final String revision , final String prev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vsTagEntry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Entry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vsTagEntry.CvsTagEntry( final String filename , final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Entry.getPrevious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